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1aa1" officeooo:paragraph-rsid="00141aa1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11671" officeooo:paragraph-rsid="00111671" style:font-weight-asian="bold" style:font-weight-complex="bold"/>
    </style:style>
    <style:style style:name="P3" style:family="paragraph" style:parent-style-name="Standard">
      <style:text-properties style:font-name="Arial" fo:font-weight="bold" officeooo:rsid="00267ac5" officeooo:paragraph-rsid="00267ac5" style:font-weight-asian="bold" style:font-weight-complex="bold"/>
    </style:style>
    <style:style style:name="P4" style:family="paragraph" style:parent-style-name="Standard">
      <style:paragraph-properties fo:break-before="page"/>
      <style:text-properties style:font-name="Arial" fo:font-weight="bold" officeooo:rsid="001518fe" officeooo:paragraph-rsid="001518fe" style:font-weight-asian="bold" style:font-weight-complex="bold"/>
    </style:style>
    <style:style style:name="P5" style:family="paragraph" style:parent-style-name="Standard">
      <style:text-properties style:font-name="Arial" officeooo:rsid="00111671" officeooo:paragraph-rsid="00111671"/>
    </style:style>
    <style:style style:name="P6" style:family="paragraph" style:parent-style-name="Standard">
      <style:text-properties style:font-name="Arial" officeooo:rsid="00111671" officeooo:paragraph-rsid="00146417"/>
    </style:style>
    <style:style style:name="P7" style:family="paragraph" style:parent-style-name="Standard">
      <style:text-properties style:font-name="Arial" officeooo:paragraph-rsid="00111671"/>
    </style:style>
    <style:style style:name="P8" style:family="paragraph" style:parent-style-name="Standard">
      <style:paragraph-properties fo:text-align="center" style:justify-single-word="false"/>
      <style:text-properties style:font-name="Arial" fo:font-size="20pt" fo:font-weight="bold" officeooo:rsid="00111671" officeooo:paragraph-rsid="00111671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Arial" officeooo:rsid="00141aa1" officeooo:paragraph-rsid="00141aa1"/>
    </style:style>
    <style:style style:name="P10" style:family="paragraph" style:parent-style-name="Standard">
      <style:text-properties style:font-name="Arial" officeooo:rsid="00146417" officeooo:paragraph-rsid="00146417"/>
    </style:style>
    <style:style style:name="P11" style:family="paragraph" style:parent-style-name="Standard">
      <style:text-properties style:font-name="Arial" officeooo:rsid="00146417" officeooo:paragraph-rsid="0027dc58"/>
    </style:style>
    <style:style style:name="P12" style:family="paragraph" style:parent-style-name="Standard">
      <style:text-properties style:font-name="Arial" officeooo:rsid="001518fe" officeooo:paragraph-rsid="001518fe"/>
    </style:style>
    <style:style style:name="P13" style:family="paragraph" style:parent-style-name="Standard">
      <style:text-properties style:font-name="Arial" officeooo:rsid="00155c26" officeooo:paragraph-rsid="00155c26"/>
    </style:style>
    <style:style style:name="P14" style:family="paragraph" style:parent-style-name="Standard">
      <style:text-properties style:font-name="Arial" officeooo:rsid="00155c26" officeooo:paragraph-rsid="001bb21d"/>
    </style:style>
    <style:style style:name="P15" style:family="paragraph" style:parent-style-name="Standard">
      <style:text-properties style:font-name="Arial" officeooo:rsid="00155c26" officeooo:paragraph-rsid="00236283"/>
    </style:style>
    <style:style style:name="P16" style:family="paragraph" style:parent-style-name="Standard">
      <style:text-properties style:font-name="Arial" officeooo:rsid="00167f26" officeooo:paragraph-rsid="00172e90"/>
    </style:style>
    <style:style style:name="P17" style:family="paragraph" style:parent-style-name="Standard">
      <style:text-properties style:font-name="Arial" officeooo:rsid="00172e90" officeooo:paragraph-rsid="00172e90"/>
    </style:style>
    <style:style style:name="P18" style:family="paragraph" style:parent-style-name="Standard">
      <style:text-properties style:font-name="Arial" officeooo:rsid="001c58e5" officeooo:paragraph-rsid="001c58e5"/>
    </style:style>
    <style:style style:name="P19" style:family="paragraph" style:parent-style-name="Standard">
      <style:text-properties style:font-name="Arial" officeooo:rsid="001dd9b1" officeooo:paragraph-rsid="001dd9b1"/>
    </style:style>
    <style:style style:name="P20" style:family="paragraph" style:parent-style-name="Standard">
      <style:text-properties style:font-name="Arial" officeooo:rsid="001e39d4" officeooo:paragraph-rsid="001e39d4"/>
    </style:style>
    <style:style style:name="P21" style:family="paragraph" style:parent-style-name="Standard">
      <style:text-properties style:font-name="Arial" officeooo:rsid="0021879c" officeooo:paragraph-rsid="0021879c"/>
    </style:style>
    <style:style style:name="P22" style:family="paragraph" style:parent-style-name="Standard">
      <style:text-properties style:font-name="Arial" officeooo:rsid="00252e76" officeooo:paragraph-rsid="00252e76"/>
    </style:style>
    <style:style style:name="P23" style:family="paragraph" style:parent-style-name="Standard">
      <style:text-properties style:font-name="Arial" officeooo:rsid="00267ac5" officeooo:paragraph-rsid="00267ac5"/>
    </style:style>
    <style:style style:name="P24" style:family="paragraph" style:parent-style-name="Standard">
      <style:text-properties style:font-name="Arial" officeooo:rsid="00299419" officeooo:paragraph-rsid="00299419"/>
    </style:style>
    <style:style style:name="P25" style:family="paragraph" style:parent-style-name="Standard">
      <style:text-properties style:font-name="Arial" officeooo:rsid="002f162c" officeooo:paragraph-rsid="002f162c"/>
    </style:style>
    <style:style style:name="P26" style:family="paragraph" style:parent-style-name="Standard">
      <style:text-properties officeooo:paragraph-rsid="00141aa1"/>
    </style:style>
    <style:style style:name="P27" style:family="paragraph" style:parent-style-name="Standard">
      <style:text-properties officeooo:paragraph-rsid="001518fe"/>
    </style:style>
    <style:style style:name="P28" style:family="paragraph" style:parent-style-name="Standard">
      <style:paragraph-properties fo:break-before="page"/>
      <style:text-properties officeooo:paragraph-rsid="00167f26"/>
    </style:style>
    <style:style style:name="P29" style:family="paragraph" style:parent-style-name="Standard">
      <style:text-properties style:font-name="Arial" fo:font-weight="bold" officeooo:rsid="00172e90" officeooo:paragraph-rsid="00172e90" style:font-weight-asian="bold" style:font-weight-complex="bold"/>
    </style:style>
    <style:style style:name="P30" style:family="paragraph" style:parent-style-name="Standard">
      <style:text-properties style:font-name="Arial" officeooo:rsid="00267ac5" officeooo:paragraph-rsid="00267ac5"/>
    </style:style>
    <style:style style:name="P31" style:family="paragraph" style:parent-style-name="Standard">
      <style:text-properties style:font-name="Arial" officeooo:rsid="00320a3f" officeooo:paragraph-rsid="00320a3f"/>
    </style:style>
    <style:style style:name="T1" style:family="text">
      <style:text-properties officeooo:rsid="00141aa1"/>
    </style:style>
    <style:style style:name="T2" style:family="text">
      <style:text-properties officeooo:rsid="00146417"/>
    </style:style>
    <style:style style:name="T3" style:family="text">
      <style:text-properties officeooo:rsid="00172e90"/>
    </style:style>
    <style:style style:name="T4" style:family="text">
      <style:text-properties officeooo:rsid="0019054b"/>
    </style:style>
    <style:style style:name="T5" style:family="text">
      <style:text-properties officeooo:rsid="001aa108"/>
    </style:style>
    <style:style style:name="T6" style:family="text">
      <style:text-properties officeooo:rsid="001bb21d"/>
    </style:style>
    <style:style style:name="T7" style:family="text">
      <style:text-properties style:font-name="Arial" officeooo:rsid="00141aa1"/>
    </style:style>
    <style:style style:name="T8" style:family="text">
      <style:text-properties style:font-name="Arial" officeooo:rsid="001bb21d"/>
    </style:style>
    <style:style style:name="T9" style:family="text">
      <style:text-properties style:font-name="Arial" officeooo:rsid="001518fe"/>
    </style:style>
    <style:style style:name="T10" style:family="text">
      <style:text-properties style:font-name="Arial" officeooo:rsid="00155c26"/>
    </style:style>
    <style:style style:name="T11" style:family="text">
      <style:text-properties style:font-name="Arial" officeooo:rsid="00167f26"/>
    </style:style>
    <style:style style:name="T12" style:family="text">
      <style:text-properties style:font-name="Arial" officeooo:rsid="001e39d4"/>
    </style:style>
    <style:style style:name="T13" style:family="text">
      <style:text-properties style:font-name="Arial" officeooo:rsid="0021879c"/>
    </style:style>
    <style:style style:name="T14" style:family="text">
      <style:text-properties style:font-name="Arial" officeooo:rsid="00267ac5"/>
    </style:style>
    <style:style style:name="T15" style:family="text">
      <style:text-properties officeooo:rsid="001c58e5"/>
    </style:style>
    <style:style style:name="T16" style:family="text">
      <style:text-properties officeooo:rsid="001dd9b1"/>
    </style:style>
    <style:style style:name="T17" style:family="text">
      <style:text-properties officeooo:rsid="001e39d4"/>
    </style:style>
    <style:style style:name="T18" style:family="text">
      <style:text-properties officeooo:rsid="001f91bb"/>
    </style:style>
    <style:style style:name="T19" style:family="text">
      <style:text-properties officeooo:rsid="0021879c"/>
    </style:style>
    <style:style style:name="T20" style:family="text">
      <style:text-properties officeooo:rsid="00236283"/>
    </style:style>
    <style:style style:name="T21" style:family="text">
      <style:text-properties officeooo:rsid="00252e76"/>
    </style:style>
    <style:style style:name="T22" style:family="text">
      <style:text-properties officeooo:rsid="00267ac5"/>
    </style:style>
    <style:style style:name="T23" style:family="text">
      <style:text-properties officeooo:rsid="0027dc58"/>
    </style:style>
    <style:style style:name="T24" style:family="text">
      <style:text-properties officeooo:rsid="002adc4d"/>
    </style:style>
    <style:style style:name="T25" style:family="text">
      <style:text-properties officeooo:rsid="002b7d18"/>
    </style:style>
    <style:style style:name="T26" style:family="text">
      <style:text-properties officeooo:rsid="002f162c"/>
    </style:style>
    <style:style style:name="T27" style:family="text">
      <style:text-properties officeooo:rsid="00320a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2024 Spring CPSC 223C</text:p>
      <text:p text:style-name="P2">Assignment <text:span text:style-name="T5">3</text:span> <text:s/><text:span text:style-name="T6">Tokenizer</text:span></text:p>
      <text:p text:style-name="P5"/>
      <text:p text:style-name="P5"/>
      <text:p text:style-name="P1">Introduction</text:p>
      <text:p text:style-name="P9"/>
      <text:p text:style-name="P26"><text:span text:style-name="T7">This program is about </text:span><text:span text:style-name="T8">separating the text in a text file into individual tokens</text:span></text:p>
      <text:p text:style-name="P9"/>
      <text:p text:style-name="P9">Learning goals;</text:p>
      <text:p text:style-name="P26"><text:span text:style-name="T7"><text:tab/></text:span><text:span text:style-name="T13">Gain experience using the library function strtok</text:span></text:p>
      <text:p text:style-name="P26"><text:span text:style-name="T7"><text:tab/></text:span><text:span text:style-name="T13">Gain expereince writing to a text file</text:span></text:p>
      <text:p text:style-name="P26"><text:span text:style-name="T7"><text:tab/></text:span><text:span text:style-name="T13">Gain experience writing to and reading from a two-dimensional arr</text:span><text:span text:style-name="T14">ay</text:span></text:p>
      <text:p text:style-name="P9"/>
      <text:p text:style-name="P23"/>
      <text:p text:style-name="P9"/>
      <text:p text:style-name="P9"/>
      <text:p text:style-name="P9"/>
      <text:p text:style-name="P9"/>
      <text:p text:style-name="P1">Functional requirements</text:p>
      <text:p text:style-name="P9"/>
      <text:p text:style-name="P5">Make a <text:span text:style-name="T1">C </text:span>program that does the following.</text:p>
      <text:p text:style-name="P5"/>
      <text:p text:style-name="P6"><text:span text:style-name="T2">The program asks the user to input the name of a text file. <text:s text:c="2"/></text:span><text:span text:style-name="T22">This assignment expects that your input files will be of type text.</text:span><text:span text:style-name="T2"> <text:s/>Next the program opens the file in </text:span>read-only mode.</text:p>
      <text:p text:style-name="P5"/>
      <text:p text:style-name="P10">The program computes the size of the file in bytes. <text:s/>The program declares a <text:span text:style-name="T22">one-dimensional</text:span> array of char of exactly the same size as the size of the file. <text:s text:c="2"/>Then the program copies all the data of file into the array of char. <text:s/><text:span text:style-name="T23">That array is called the “data array”.</text:span></text:p>
      <text:p text:style-name="P10"/>
      <text:p text:style-name="P11">The program asks the user to enter a short string <text:span text:style-name="T23">chars</text:span>. <text:s/><text:span text:style-name="T23">This string is called the separator string. <text:s/>The chars in the separator string are the separators.</text:span> <text:s/><text:span text:style-name="T22"><text:s/></text:span></text:p>
      <text:p text:style-name="P11"/>
      <text:p text:style-name="P24">The chars of the data array between two separators are called a token. <text:s/>Here is an example. <text:s/>Let the data array be “Birthdays mean you are older”. <text:s/>Let the separator be ”dnu”. <text:s/>Then the tokens are <text:s/></text:p>
      <text:p text:style-name="P24"><text:tab/>Birth</text:p>
      <text:p text:style-name="P24"><text:tab/>ays mea</text:p>
      <text:p text:style-name="P24"><text:tab/> yo</text:p>
      <text:p text:style-name="P24"><text:tab/> are older</text:p>
      <text:p text:style-name="P24">The tokens are located between two separators. <text:s/><text:span text:style-name="T24">The algorithm of this program finds all the tokens and saves them in a two-dimensional array. <text:s text:c="2"/>One row in the array contains exactly one token.</text:span></text:p>
      <text:p text:style-name="P11"/>
      <text:p text:style-name="P12">Note that the user may enter the empty string for searching. <text:s/>Here the algorithm will report to the user that <text:span text:style-name="T24">no token</text:span> was found.</text:p>
      <text:p text:style-name="P12"/>
      <text:p text:style-name="P12"/>
      <text:p text:style-name="P4">Sample dialogue</text:p>
      <text:p text:style-name="P12"/>
      <text:p text:style-name="P27"><text:span text:style-name="T9">Text file named </text:span><text:span text:style-name="T8">toys.txt</text:span></text:p>
      <text:p text:style-name="P12"/>
      <text:p text:style-name="P19">All children enjoy receiving toys on their birthdays. <text:s/>They have lots of fun at birthday parties. <text:s/>EOF</text:p>
      <text:p text:style-name="P19"/>
      <text:p text:style-name="P19">//<text:span text:style-name="T18">This file contains no newline characters, </text:span><text:span text:style-name="T19">but newline chars are allowed in input files.</text:span></text:p>
      <text:p text:style-name="P12"/>
      <text:p text:style-name="P16">===== Begin execution ==========</text:p>
      <text:p text:style-name="P12"/>
      <text:p text:style-name="P27"><text:span text:style-name="T9">Welcome to </text:span><text:span text:style-name="T8">Tokenizer</text:span><text:span text:style-name="T10"> brought to you by </text:span><text:span text:style-name="T8">Sandra Martin</text:span><text:span text:style-name="T10">.</text:span></text:p>
      <text:p text:style-name="P12"/>
      <text:p text:style-name="P13">Please enter the name of your file: <text:span text:style-name="T6">music</text:span>.txt</text:p>
      <text:p text:style-name="P13">Sorry. <text:s/>File was not found. <text:s/>Try again.</text:p>
      <text:p text:style-name="P13">Please enter the name of your file: <text:span text:style-name="T6">audio</text:span>.txt</text:p>
      <text:p text:style-name="P14">Sorry. <text:s/>File was not found. <text:s/>Try again.</text:p>
      <text:p text:style-name="P14">Please enter the name of your file: <text:span text:style-name="T6">toys</text:span>.txt</text:p>
      <text:p text:style-name="P13"/>
      <text:p text:style-name="P13">The file has been opened with read permission.</text:p>
      <text:p text:style-name="P13">The file contains <text:span text:style-name="T6">98</text:span> chars.</text:p>
      <text:p text:style-name="P13">The file has been copied to a one-dimensional array <text:span text:style-name="T16">and all newlines have been replaced by the space character.</text:span></text:p>
      <text:p text:style-name="P12"/>
      <text:p text:style-name="P18">The first 32 bytes of the one-dimensional array are:</text:p>
      <text:p text:style-name="P18">All children enjoy receiving toy</text:p>
      <text:p text:style-name="P18"/>
      <text:p text:style-name="P13">Enter <text:span text:style-name="T17">some characters for the separator string and</text:span><text:span text:style-name="T15"> press enter: <text:s/>ct</text:span></text:p>
      <text:p text:style-name="P19"><text:span text:style-name="T17">The t</text:span>okens were found and placed into <text:span text:style-name="T17">a two-dimensional</text:span> array <text:span text:style-name="T17">of char</text:span>. <text:s/>Here are the contents of the token array <text:span text:style-name="T20">in forward order.</text:span></text:p>
      <text:p text:style-name="P19"/>
      <text:p text:style-name="P19">All</text:p>
      <text:p text:style-name="P19">hildren enjoy re</text:p>
      <text:p text:style-name="P19">eiving</text:p>
      <text:p text:style-name="P19">oys on </text:p>
      <text:p text:style-name="P19">heir bir</text:p>
      <text:p text:style-name="P19">hdays. <text:s/>They have lo</text:p>
      <text:p text:style-name="P19">s of fun a</text:p>
      <text:p text:style-name="P19"><text:s/>bir</text:p>
      <text:p text:style-name="P19">hday par</text:p>
      <text:p text:style-name="P19">ies.</text:p>
      <text:p text:style-name="P13"/>
      <text:p text:style-name="P21">Number of tokens is 10</text:p>
      <text:p text:style-name="P15"/>
      <text:p text:style-name="P20">The array of tokens has been written to a file named toys.tok. <text:s/><text:span text:style-name="T25">It is generally called the token file.</text:span></text:p>
      <text:p text:style-name="P20"/>
      <text:p text:style-name="P20">You may view the <text:span text:style-name="T26">t</text:span>oken file by entering the command “cat toys.tok”.</text:p>
      <text:p text:style-name="P20"/>
      <text:p text:style-name="P20"><text:soft-page-break/>The file size of toys.tok is 133 bytes.</text:p>
      <text:p text:style-name="P13"/>
      <text:p text:style-name="P13"/>
      <text:p text:style-name="P16">===== <text:span text:style-name="T3">End</text:span> execution ==========</text:p>
      <text:p text:style-name="P28"><text:span text:style-name="T11">Notes: Replace </text:span><text:span text:style-name="T12">Sandra Martin’s name with your own name</text:span></text:p>
      <text:p text:style-name="P10"/>
      <text:p text:style-name="P17">To gain a better score make your function <text:span text:style-name="T4">produce</text:span> output <text:span text:style-name="T4">that is a twin of the output format shown in </text:span>the dialogue above.</text:p>
      <text:p text:style-name="P17"/>
      <text:p text:style-name="P17">Your program will be tested with <text:span text:style-name="T21">file yet to be created. <text:s/>Therefore, be sure to test your program with many different kinds of files <text:s/>For example,</text:span></text:p>
      <text:p text:style-name="P22">A file containing no blanks and blank is the one separator.</text:p>
      <text:p text:style-name="P22">A file containing only one byte, which is a blank.</text:p>
      <text:p text:style-name="P22">A file containing no data</text:p>
      <text:p text:style-name="P22">A file containing 16 Z’s.</text:p>
      <text:p text:style-name="P22">A file containing the Night Before Christmas message</text:p>
      <text:p text:style-name="P22"/>
      <text:p text:style-name="P17"/>
      <text:p text:style-name="P7"/>
      <text:p text:style-name="P5"/>
      <text:p text:style-name="P5"/>
      <text:p text:style-name="P5"/>
      <text:p text:style-name="P5"/>
      <text:p text:style-name="P3">Submission of documents</text:p>
      <text:p text:style-name="P23"/>
      <text:p text:style-name="P23">When you have a partially completed but running program you may submit it. <text:s/>You may submit your program 2 or 3 or 4 times. <text:s/>Only the newest submitted program will be graded.</text:p>
      <text:p text:style-name="P23"/>
      <text:p text:style-name="P23"><text:span text:style-name="T26">D</text:span>ue date <text:span text:style-name="T26">for Assignment 3: </text:span><text:s/>March 1<text:span text:style-name="T27">4</text:span>, 2024 at 2:00am </text:p>
      <text:p text:style-name="P23"/>
      <text:p text:style-name="P31">On March 14 the assignment is due at 2:00 am and the test starts are 8:00am of the same day.</text:p>
      <text:p text:style-name="P23"/>
      <text:p text:style-name="P23"><text:span text:style-name="T26">D</text:span>ate for midterm test: <text:s/>March <text:span text:style-name="T26">14</text:span>, 2024 starting at 8:00am.</text:p>
      <text:p text:style-name="P23"><text:s/></text:p>
      <text:p text:style-name="P25">Send your program files as attachments to <text:s/><text:a xlink:type="simple" xlink:href="mailto:holliday@fullerton.edu" text:style-name="Internet_20_link" text:visited-style-name="Visited_20_Internet_20_Link">holliday@fullerton.edu</text:a> </text:p>
      <text:p text:style-name="P25"/>
      <text:p text:style-name="P25">Do not send links to a cloud.</text:p>
      <text:p text:style-name="P25"/>
      <text:p text:style-name="P25"/>
      <text:p text:style-name="P25"/>
      <text:p text:style-name="P25"/>
      <text:p text:style-name="P25"/>
      <text:p text:style-name="P29">Physical requirements.</text:p>
      <text:p text:style-name="P17"/>
      <text:p text:style-name="P17">Make the program entirely in C language except the bash is in bash language.</text:p>
      <text:p text:style-name="P5"/>
      <text:p text:style-name="P17">There will be one C file and one bash file</text:p>
      <text:p text:style-name="P17"/>
      <text:p text:style-name="P17">Make your C cosmetically professional in appearance. <text:s text:c="2"/>Do the same thing for the bash file to a much lesser degree. <text:s/>Remember that all programs have a name. <text:s/>All programs are written for the purpose that another human will read it and use <text:span text:style-name="T4">it</text:span>. <text:s/>Make your program cosmetically similar in appearance to the C programs posted at the class website.</text:p>
      <text:p text:style-name="P29"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3.7.2$Linux_X86_64 LibreOffice_project/30$Build-2</meta:generator>
    <meta:editing-cycles>0</meta:editing-cycles>
    <meta:editing-duration>P0D</meta:editing-duration>
    <meta:document-statistic meta:table-count="0" meta:image-count="0" meta:object-count="0" meta:page-count="5" meta:paragraph-count="73" meta:word-count="776" meta:character-count="4373" meta:non-whitespace-character-count="3610"/>
  </office:meta>
</office:document-meta>
</file>